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Heading_20_1" style:master-page-name="Standard">
      <style:paragraph-properties style:page-number="auto"/>
      <style:text-properties fo:font-variant="small-caps" style:use-window-font-color="true" style:font-name="Georgia2" fo:font-size="26pt" fo:letter-spacing="0.004cm" fo:language="cs" fo:country="CZ" fo:font-weight="bold" officeooo:rsid="5270432a" officeooo:paragraph-rsid="5270432a" style:letter-kerning="true" style:font-name-asian="Times New Roman" style:font-size-asian="20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3" style:family="paragraph" style:parent-style-name="Text_20_body" style:list-style-name="L1">
      <style:text-properties officeooo:paragraph-rsid="5270432a"/>
    </style:style>
    <style:style style:name="P4" style:family="paragraph" style:parent-style-name="Text_20_body" style:list-style-name="L1">
      <style:text-properties officeooo:rsid="5270a4f6" officeooo:paragraph-rsid="5270a4f6"/>
    </style:style>
    <style:style style:name="P5" style:family="paragraph" style:parent-style-name="Text_20_body">
      <style:text-properties style:use-window-font-color="true" style:font-name="Georgia" fo:font-size="10pt" fo:letter-spacing="0.004cm" fo:language="cs" fo:country="CZ" fo:font-style="normal" officeooo:rsid="5270a4f6" officeooo:paragraph-rsid="5270a4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" style:family="paragraph" style:parent-style-name="Text_20_body" style:list-style-name="L2">
      <style:text-properties officeooo:rsid="5271b93b" officeooo:paragraph-rsid="5271b93b"/>
    </style:style>
    <style:style style:name="P7" style:family="paragraph" style:parent-style-name="Text_20_body">
      <style:text-properties officeooo:rsid="52735332" officeooo:paragraph-rsid="52735332"/>
    </style:style>
    <style:style style:name="P8" style:family="paragraph" style:parent-style-name="Text_20_body" style:list-style-name="L3">
      <style:text-properties officeooo:paragraph-rsid="5274439b"/>
    </style:style>
    <style:style style:name="P9" style:family="paragraph" style:parent-style-name="Text_20_body" style:list-style-name="L2">
      <style:text-properties officeooo:rsid="5277a7ed" officeooo:paragraph-rsid="5277a7ed"/>
    </style:style>
    <style:style style:name="P10" style:family="paragraph" style:parent-style-name="Text_20_body" style:list-style-name="L2">
      <style:text-properties officeooo:paragraph-rsid="5271b8b0"/>
    </style:style>
    <style:style style:name="P11" style:family="paragraph" style:parent-style-name="Text_20_body" style:list-style-name="L1">
      <style:text-properties officeooo:rsid="527aea26" officeooo:paragraph-rsid="527aea26"/>
    </style:style>
    <style:style style:name="P12" style:family="paragraph" style:parent-style-name="Text_20_body" style:list-style-name="L4">
      <style:text-properties officeooo:rsid="527be384" officeooo:paragraph-rsid="527be384"/>
    </style:style>
    <style:style style:name="T1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" style:family="text">
      <style:text-properties style:use-window-font-color="true" style:font-name="Georgia" fo:font-size="10pt" fo:letter-spacing="0.004cm" fo:language="cs" fo:country="CZ" fo:font-style="normal" officeooo:rsid="526c52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527043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5274439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52759c4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52796a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527ae8b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officeooo:rsid="5270432a"/>
    </style:style>
    <style:style style:name="T9" style:family="text">
      <style:text-properties officeooo:rsid="5271b8b0"/>
    </style:style>
    <style:style style:name="T10" style:family="text">
      <style:text-properties officeooo:rsid="52732a19"/>
    </style:style>
    <style:style style:name="T11" style:family="text">
      <style:text-properties officeooo:rsid="52796a22"/>
    </style:style>
    <style:style style:name="T12" style:family="text">
      <style:text-properties officeooo:rsid="527ae8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ba kamenná</text:h>
      <text:list xml:id="list818581107" text:style-name="L4">
        <text:list-item>
          <text:p text:style-name="P12">megalitické stavby</text:p>
        </text:list-item>
      </text:list>
      <text:h text:style-name="Heading_20_1" text:outline-level="1">Doba bronzová</text:h>
      <text:list xml:id="list3568601680" text:style-name="L1">
        <text:list-item>
          <text:p text:style-name="P3"><text:span text:style-name="T8">Nej</text:span><text:span text:style-name="T3">vzác</text:span><text:span text:style-name="T8">nější zbraně jsou z meteoritického železa</text:span></text:p>
        </text:list-item>
        <text:list-item>
          <text:p text:style-name="P4">Strategickou surovinou je cín (mědi je v bronzu potřeba 9x víc, ale je mnohem dostupnější)</text:p>
        </text:list-item>
        <text:list-item>
          <text:p text:style-name="P11">Pyramidy, zigguraty, městské hradby</text:p>
        </text:list-item>
      </text:list>
      <text:p text:style-name="P5">Globální kolaps civilizací</text:p>
      <text:list xml:id="list2583362947" text:style-name="L2">
        <text:list-item>
          <text:p text:style-name="P10"><text:span text:style-name="T9">Vynález zpracování železa dal i </text:span><text:span text:style-name="T6">chudým</text:span><text:span text:style-name="T9"> státům a kmenům kompetitivní </text:span><text:span text:style-name="T7">výzbroj</text:span><text:span text:style-name="T9">.</text:span></text:p>
        </text:list-item>
        <text:list-item>
          <text:p text:style-name="P6">Došlo k magické válce mezi nejsilnějšími říšemi, mágové způsobili obrovský výbuch sopky. Tím sice zničili konkurenční říši, ale způsobili také globální hladomor <text:span text:style-name="T10">a v konečném důsledku pád skoro všech říší.</text:span></text:p>
          <text:list>
            <text:list-item>
              <text:p text:style-name="P9">Také tím probudili draky.</text:p>
            </text:list-item>
          </text:list>
        </text:list-item>
      </text:list>
      <text:h text:style-name="Heading_20_1" text:outline-level="1">Doba železná</text:h>
      <text:list xml:id="list3027701602" text:style-name="L3">
        <text:list-item>
          <text:p text:style-name="P8"><text:span text:style-name="T2">S</text:span><text:span text:style-name="T4">trategickou surovinou je ?</text:span></text:p>
        </text:list-item>
      </text:list>
      <text:p text:style-name="P7"><text:span text:style-name="T2">J</text:span><text:span text:style-name="T1">en jedna nebo dvě říše přežily kolaps doby bronzové, jsou ale značně oslabené. </text:span><text:span text:style-name="T5">Ostatní jsou zcela zničené, celá města jsou opuštěná (nová vznikají jinde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1-22T16:11:54.238000000</dc:date>
    <meta:print-date>2113-01-01T00:00:00</meta:print-date>
    <meta:editing-cycles>25156</meta:editing-cycles>
    <meta:editing-duration>P75DT8H34M17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3" meta:paragraph-count="14" meta:word-count="118" meta:character-count="750" meta:non-whitespace-character-count="654"/>
  </office:meta>
</office:document-meta>
</file>